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In vestibulum eu leo vitae vestibulum. Cras cursus ac elit ut venenatis. Ut mauris mauris, auctor sit amet facilisis eu, fermentum eu lectus. Proin odio quam, tincidunt sit amet fermentum ullamcorper, bibendum eget mi. Nunc id condimentum diam, at suscipit arcu. Mauris tortor massa, suscipit vel lacinia sed, euismod ut lacus. Morbi posuere sollicitudin rhoncus. Nulla tempor nec justo vel fermentum. </text:p>
      <text:section text:style-name="Sect1" text:name="lipsum">
        <text:p text:style-name="Text_20_body">Donec vel ipsum varius, convallis nunc a, pretium nibh. Nam egestas auctor auctor. Nunc gravida tellus at massa commodo bibendum. Aenean quis arcu lobortis enim blandit rhoncus in in elit. Vivamus eu euismod nisl. Suspendisse sapien eros, accumsan sed ullamcorper ac, pharetra vitae felis. Nulla pretium dictum eros, id fermentum nisl cursus et. Morbi vitae sem egestas, interdum tellus id, posuere lacus. Morbi eu aliquam tellus. Pellentesque ullamcorper odio purus, ut cursus massa euismod at. Vivamus vel augue dui. Etiam gravida ipsum at pharetra ultricies. </text:p>
        <text:p text:style-name="Text_20_body">Nulla diam erat, facilisis a dolor eu, iaculis fringilla lectus. Aliquam semper ante in orci tempus porta. Morbi non odio condimentum ante interdum euismod ut in est. Donec odio libero, pretium vitae viverra eget, rutrum ac dui. Curabitur sed interdum mauris. Nam commodo ligula ut velit laoreet suscipit. Nulla non mattis est, quis tempor augue. Quisque fringilla pellentesque leo. In eu sapien nisi. Fusce et lacus eu massa pharetra dictum. Nullam consequat facilisis posuere. Duis lectus mi, luctus vel arcu rutrum, condimentum hendrerit lorem. Nunc ac ligula enim. Cras sit amet laoreet elit. </text:p>
        <text:p text:style-name="Text_20_body">Vestibulum at quam eget tellus sagittis accumsan. Maecenas rutrum interdum malesuada. Donec fermentum eu turpis in semper. Nam vel ornare magna, id fermentum nisl. Quisque hendrerit neque nulla. Phasellus id tellus felis. Donec vitae ipsum eu justo iaculis molestie. </text:p>
        <text:p text:style-name="Text_20_body">Vivamus sagittis lacus ac ante facilisis, a posuere nisi ultrices. Nam semper turpis velit. Quisque non dolor sed enim porta imperdiet sit amet non diam. Cras nec risus a libero lacinia euismod. Sed volutpat augue nec nisl bibendum lobortis. Nulla eu consequat enim, quis varius magna. Phasellus leo mi, gravida nec massa non, rutrum fringilla metus. Phasellus sed tempor nisi. Phasellus auctor pulvinar velit, sit amet porttitor nisl ultricies sed. Proin ornare est sollicitudin nibh posuere ultrices. Phasellus eu elementum sem. Maecenas malesuada enim venenatis elit interdum placerat. Vestibulum pellentesque congue lacus, et mollis enim viverra sodales. Vivamus rutrum gravida dui, vitae lacinia leo semper non.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Diver </meta:initial-creator>
    <meta:creation-date>2013-11-29T20:14:41</meta:creation-date>
    <dc:date>2013-11-29T20:16:44</dc:date>
    <dc:creator>DeepDiver </dc:creator>
    <meta:editing-duration>P0D</meta:editing-duration>
    <meta:editing-cycles>1</meta:editing-cycles>
    <meta:document-statistic meta:table-count="0" meta:image-count="0" meta:object-count="0" meta:page-count="1" meta:paragraph-count="5" meta:word-count="392" meta:character-count="2602" meta:non-whitespace-character-count="2210"/>
    <meta:generator>LibreOffice/3.5$Linux_X86_64 LibreOffice_project/350m1$Build-2</meta:generator>
  </office:meta>
</office:document-meta>
</file>